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Liberation Mono', Menlo, Courier, monospace"/>
    <style:font-face style:name="Helvetica" svg:font-family="Helvetica, Arial, sans-serif"/>
    <style:font-face style:name="OpenSymbol" svg:font-family="OpenSymbol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margin-top="0.635cm" fo:margin-bottom="0.423cm" fo:line-height="125%" fo:orphans="2" fo:widows="2" fo:text-indent="0cm" style:auto-text-indent="false"/>
      <style:text-properties fo:font-variant="normal" fo:text-transform="none" fo:color="#333333" style:font-name="apple-system" fo:letter-spacing="normal" fo:font-style="normal" fo:font-weight="bold"/>
    </style:style>
    <style:style style:name="P2" style:family="paragraph" style:parent-style-name="Heading_20_1">
      <style:text-properties fo:font-variant="normal" fo:text-transform="none" fo:color="#333333" style:font-name="apple-system" fo:letter-spacing="normal" fo:font-style="normal" fo:font-weight="bold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5" style:family="paragraph" style:parent-style-name="Text_20_body" style:list-style-name="L2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6" style:family="paragraph" style:parent-style-name="Text_20_body" style:list-style-name="L3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7" style:family="paragraph" style:parent-style-name="Text_20_body" style:list-style-name="L4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8" style:family="paragraph" style:parent-style-name="Text_20_body" style:list-style-name="L5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9" style:family="paragraph" style:parent-style-name="Text_20_body" style:list-style-name="L7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0" style:family="paragraph" style:parent-style-name="Text_20_body" style:list-style-name="L8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1" style:family="paragraph" style:parent-style-name="Text_20_body" style:list-style-name="L9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2" style:family="paragraph" style:parent-style-name="Text_20_body" style:list-style-name="L10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3" style:family="paragraph" style:parent-style-name="Text_20_body" style:list-style-name="L11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4" style:family="paragraph" style:parent-style-name="Text_20_body" style:list-style-name="L2">
      <style:paragraph-properties fo:margin-top="0cm" fo:margin-bottom="0.423cm" fo:orphans="2" fo:widows="2"/>
      <style:text-properties fo:font-variant="normal" fo:text-transform="none" fo:color="#333333" style:font-name="apple-system" fo:font-size="12pt" fo:letter-spacing="normal" fo:font-style="normal" fo:font-weight="normal"/>
    </style:style>
    <style:style style:name="P15" style:family="paragraph" style:parent-style-name="Text_20_body" style:list-style-name="L4">
      <style:paragraph-properties fo:margin-top="0cm" fo:margin-bottom="0.423cm" fo:orphans="2" fo:widows="2"/>
      <style:text-properties fo:font-variant="normal" fo:text-transform="none" fo:color="#333333" style:font-name="apple-system" fo:font-size="12pt" fo:letter-spacing="normal" fo:font-style="normal" fo:font-weight="normal"/>
    </style:style>
    <style:style style:name="P16" style:family="paragraph" style:parent-style-name="Text_20_body" style:list-style-name="L5">
      <style:paragraph-properties fo:margin-top="0cm" fo:margin-bottom="0.423cm" fo:orphans="2" fo:widows="2"/>
      <style:text-properties fo:font-variant="normal" fo:text-transform="none" fo:color="#333333" style:font-name="apple-system" fo:font-size="12pt" fo:letter-spacing="normal" fo:font-style="normal" fo:font-weight="normal"/>
    </style:style>
    <style:style style:name="P17" style:family="paragraph" style:parent-style-name="Text_20_body" style:list-style-name="L6">
      <style:paragraph-properties fo:margin-top="0cm" fo:margin-bottom="0.423cm" fo:orphans="2" fo:widows="2"/>
      <style:text-properties fo:font-variant="normal" fo:text-transform="none" fo:color="#333333" style:font-name="apple-system" fo:font-size="12pt" fo:letter-spacing="normal" fo:font-style="normal" fo:font-weight="normal"/>
    </style:style>
    <style:style style:name="P18" style:family="paragraph" style:parent-style-name="Text_20_body" style:list-style-name="L10">
      <style:paragraph-properties fo:margin-top="0cm" fo:margin-bottom="0.423cm" fo:orphans="2" fo:widows="2"/>
      <style:text-properties fo:font-variant="normal" fo:text-transform="none" fo:color="#333333" style:font-name="apple-system" fo:font-size="12pt" fo:letter-spacing="normal" fo:font-style="normal" fo:font-weight="normal"/>
    </style:style>
    <style:style style:name="P19" style:family="paragraph" style:parent-style-name="Text_20_body">
      <style:paragraph-properties fo:margin-top="0cm" fo:margin-bottom="0cm" fo:orphans="2" fo:widows="2"/>
      <style:text-properties fo:font-variant="normal" fo:text-transform="none" fo:color="#333333" style:font-name="apple-system" fo:font-size="12pt" fo:letter-spacing="normal" fo:font-style="normal" fo:font-weight="normal"/>
    </style:style>
    <style:style style:name="P20" style:family="paragraph" style:parent-style-name="Text_20_body" style:list-style-name="L11">
      <style:paragraph-properties fo:margin-top="0cm" fo:margin-bottom="0cm" fo:orphans="2" fo:widows="2"/>
      <style:text-properties fo:font-variant="normal" fo:text-transform="none" fo:color="#333333" style:font-name="apple-system" fo:font-size="12pt" fo:letter-spacing="normal" fo:font-style="normal" fo:font-weight="normal"/>
    </style:style>
    <style:style style:name="T1" style:family="text">
      <style:text-properties fo:font-variant="normal" fo:text-transform="none" fo:color="#333333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Consolas" fo:font-size="9.75pt" fo:letter-spacing="normal" fo:font-style="normal" fo:font-weight="normal"/>
    </style:style>
    <style:style style:name="T3" style:family="text">
      <style:text-properties fo:font-variant="normal" fo:text-transform="none" fo:color="#4b4f56" style:font-name="Helvetica" fo:font-size="9pt" fo:letter-spacing="normal" fo:font-style="normal" fo:font-weight="normal"/>
    </style:style>
    <style:style style:name="T4" style:family="text">
      <style:text-properties fo:font-variant="normal" fo:text-transform="none" fo:color="#4b4f56" style:font-name="Helvetica" fo:font-size="9pt" fo:letter-spacing="normal" fo:language="de" fo:country="DE" fo:font-style="normal" fo:font-weight="normal"/>
    </style:style>
    <style:style style:name="T5" style:family="text">
      <style:text-properties fo:font-variant="normal" fo:text-transform="none" fo:color="#4b4f56" style:font-name="Helvetica" fo:font-size="9pt" fo:letter-spacing="normal" fo:language="en" fo:country="US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Homework: Defining Classes - Part 2</text:h>
      <text:h text:style-name="P1" text:outline-level="3"><text:bookmark text:name="user-content-problem-1-structure"/>Problem 1. Structure</text:h>
      <text:list xml:id="list2396625186503978191" text:style-name="L1">
        <text:list-item>
          <text:p text:style-name="P4"><text:span text:style-name="T1">Create a structure </text:span><text:span text:style-name="Source_20_Text"><text:span text:style-name="T2">Point3D</text:span></text:span><text:span text:style-name="T1"> to hold a 3D-coordinate {X, Y, Z} in the Euclidian 3D space.</text:span></text:p>
        </text:list-item>
        <text:list-item>
          <text:p text:style-name="P4"><text:span text:style-name="T1">Implement the </text:span><text:span text:style-name="Source_20_Text"><text:span text:style-name="T2">ToString()</text:span></text:span><text:span text:style-name="T1"> to enable printing a 3D point.</text:span></text:p>
        </text:list-item>
      </text:list>
      <text:h text:style-name="P1" text:outline-level="3"><text:bookmark text:name="user-content-problem-2-static-read-only-field"/>Problem 2. Static read-only field</text:h>
      <text:list xml:id="list7516048525547918315" text:style-name="L2">
        <text:list-item>
          <text:p text:style-name="P5"><text:span text:style-name="T1">Add a </text:span><text:span text:style-name="Source_20_Text"><text:span text:style-name="T2">private static read-only</text:span></text:span><text:span text:style-name="T1"> field to hold the start of the coordinate system – the point O{0, 0, 0}.</text:span></text:p>
        </text:list-item>
        <text:list-item>
          <text:p text:style-name="P14">Add a static property to return the point O.</text:p>
        </text:list-item>
      </text:list>
      <text:h text:style-name="P1" text:outline-level="3"><text:bookmark text:name="user-content-problem-3-static-class"/>Problem 3. Static class</text:h>
      <text:list xml:id="list2130711024736589769" text:style-name="L3">
        <text:list-item>
          <text:p text:style-name="P6"><text:span text:style-name="T1">Write a </text:span><text:span text:style-name="Source_20_Text"><text:span text:style-name="T2">static class</text:span></text:span><text:span text:style-name="T1"> with a </text:span><text:span text:style-name="Source_20_Text"><text:span text:style-name="T2">static method</text:span></text:span><text:span text:style-name="T1"> to calculate the distance between two points in the 3D space.</text:span></text:p>
        </text:list-item>
      </text:list>
      <text:h text:style-name="P1" text:outline-level="3"><text:bookmark text:name="user-content-problem-4-path"/>Problem 4. Path</text:h>
      <text:list xml:id="list2883340269597037713" text:style-name="L4">
        <text:list-item>
          <text:p text:style-name="P7"><text:span text:style-name="T1">Create a class </text:span><text:span text:style-name="Source_20_Text"><text:span text:style-name="T2">Path</text:span></text:span><text:span text:style-name="T1"> to hold a sequence of points in the 3D space.</text:span></text:p>
        </text:list-item>
        <text:list-item>
          <text:p text:style-name="P7"><text:span text:style-name="T1">Create a static class </text:span><text:span text:style-name="Source_20_Text"><text:span text:style-name="T2">PathStorage</text:span></text:span><text:span text:style-name="T1"> with static methods to save and load paths from a text file.</text:span></text:p>
        </text:list-item>
        <text:list-item>
          <text:p text:style-name="P15">Use a file format of your choice.</text:p>
        </text:list-item>
      </text:list>
      <text:h text:style-name="P1" text:outline-level="3"><text:bookmark text:name="user-content-problem-5-generic-class"/>Problem 5. Generic class</text:h>
      <text:list xml:id="list328014422171032176" text:style-name="L5">
        <text:list-item>
          <text:p text:style-name="P8"><text:span text:style-name="T1">Write a generic class </text:span><text:span text:style-name="Source_20_Text"><text:span text:style-name="T2">GenericList&lt;T&gt;</text:span></text:span><text:span text:style-name="T1"> that keeps a list of elements of some parametric type </text:span><text:span text:style-name="Source_20_Text"><text:span text:style-name="T2">T</text:span></text:span><text:span text:style-name="T1">.</text:span></text:p>
        </text:list-item>
        <text:list-item>
          <text:p text:style-name="P16">Keep the elements of the list in an array with fixed capacity which is given as parameter in the class constructor.</text:p>
        </text:list-item>
        <text:list-item>
          <text:p text:style-name="P8"><text:span text:style-name="T1">Implement methods for adding element, accessing element by index, removing element by index, inserting element at given position, clearing the list, finding element by its value and </text:span><text:span text:style-name="Source_20_Text"><text:span text:style-name="T2">ToString()</text:span></text:span><text:span text:style-name="T1">.</text:span></text:p>
        </text:list-item>
        <text:list-item>
          <text:p text:style-name="P16">Check all input parameters to avoid accessing elements at invalid positions.</text:p>
        </text:list-item>
      </text:list>
      <text:h text:style-name="P1" text:outline-level="3"><text:bookmark text:name="user-content-problem-6-auto-grow"/><text:soft-page-break/>Problem 6. Auto-grow</text:h>
      <text:list xml:id="list3664455319257117534" text:style-name="L6">
        <text:list-item>
          <text:p text:style-name="P17">Implement auto-grow functionality: when the internal array is full, create a new array of double size and move all elements to it.</text:p>
        </text:list-item>
      </text:list>
      <text:h text:style-name="P1" text:outline-level="3"><text:bookmark text:name="user-content-problem-7-min-and-max"/>Problem 7. Min and Max</text:h>
      <text:list xml:id="list4422853062653805275" text:style-name="L7">
        <text:list-item>
          <text:p text:style-name="P9"><text:span text:style-name="T1">Create generic methods </text:span><text:span text:style-name="Source_20_Text"><text:span text:style-name="T2">Min&lt;T&gt;()</text:span></text:span><text:span text:style-name="T1"> and </text:span><text:span text:style-name="Source_20_Text"><text:span text:style-name="T2">Max&lt;T&gt;()</text:span></text:span><text:span text:style-name="T1"> for finding the minimal and maximal element in the </text:span><text:span text:style-name="Source_20_Text"><text:span text:style-name="T2">GenericList&lt;T&gt;</text:span></text:span><text:span text:style-name="T1">.</text:span></text:p>
        </text:list-item>
        <text:list-item>
          <text:p text:style-name="P9"><text:span text:style-name="T1">You may need to add a generic constraints for the type </text:span><text:span text:style-name="Source_20_Text"><text:span text:style-name="T2">T</text:span></text:span><text:span text:style-name="T1">.</text:span></text:p>
        </text:list-item>
      </text:list>
      <text:h text:style-name="P1" text:outline-level="3"><text:bookmark text:name="user-content-problem-8-matrix"/>Problem 8. Matrix</text:h>
      <text:list xml:id="list5147773482796622277" text:style-name="L8">
        <text:list-item>
          <text:p text:style-name="P10"><text:span text:style-name="T1">Define a class </text:span><text:span text:style-name="Source_20_Text"><text:span text:style-name="T2">Matrix&lt;T&gt;</text:span></text:span><text:span text:style-name="T1"> to hold a matrix of numbers (e.g. integers, floats, decimals).</text:span></text:p>
        </text:list-item>
      </text:list>
      <text:h text:style-name="P1" text:outline-level="3"><text:bookmark text:name="user-content-problem-9-matrix-indexer"/>Problem 9. Matrix indexer</text:h>
      <text:list xml:id="list3505971610512427177" text:style-name="L9">
        <text:list-item>
          <text:p text:style-name="P11"><text:span text:style-name="T1">Implement an indexer </text:span><text:span text:style-name="Source_20_Text"><text:span text:style-name="T2">this[row, col]</text:span></text:span><text:span text:style-name="T1"> to access the inner matrix cells.</text:span></text:p>
        </text:list-item>
      </text:list>
      <text:h text:style-name="P1" text:outline-level="3"><text:bookmark text:name="user-content-problem-10-matrix-operations"/>Problem 10. Matrix operations</text:h>
      <text:list xml:id="list546842560867806461" text:style-name="L10">
        <text:list-item>
          <text:p text:style-name="P12"><text:span text:style-name="T1">Implement the operators </text:span><text:span text:style-name="Source_20_Text"><text:span text:style-name="T2">+</text:span></text:span><text:span text:style-name="T1"> and </text:span><text:span text:style-name="Source_20_Text"><text:span text:style-name="T2">-</text:span></text:span><text:span text:style-name="T1"> (addition and subtraction of matrices of the same size) and </text:span><text:span text:style-name="Source_20_Text"><text:span text:style-name="T2">*</text:span></text:span><text:span text:style-name="T1"> for matrix multiplication.</text:span></text:p>
        </text:list-item>
        <text:list-item>
          <text:p text:style-name="P18">Throw an exception when the operation cannot be performed.</text:p>
        </text:list-item>
        <text:list-item>
          <text:p text:style-name="P12"><text:span text:style-name="T1">Implement the </text:span><text:span text:style-name="Source_20_Text"><text:span text:style-name="T2">true</text:span></text:span><text:span text:style-name="T1"> operator (check for non-zero elements).</text:span></text:p>
        </text:list-item>
      </text:list>
      <text:h text:style-name="P1" text:outline-level="3"><text:bookmark text:name="user-content-problem-11-version-attribute"/>Problem 11. Version attribute</text:h>
      <text:list xml:id="list7125309937329454150" text:style-name="L11">
        <text:list-item>
          <text:p text:style-name="P13"><text:span text:style-name="T1">Create a </text:span><text:span text:style-name="Source_20_Text"><text:span text:style-name="T2">[Version]</text:span></text:span><text:span text:style-name="T1"> attribute that can be applied to structures, classes, interfaces, enumerations and methods and holds a version in the format </text:span><text:span text:style-name="Source_20_Text"><text:span text:style-name="T2">major.minor</text:span></text:span><text:span text:style-name="T1"> (e.g. </text:span><text:span text:style-name="Source_20_Text"><text:span text:style-name="T2">2.11</text:span></text:span><text:span text:style-name="T1">).</text:span></text:p>
        </text:list-item>
        <text:list-item>
          <text:p text:style-name="P20">Apply the version attribute to a sample class and display its version at runtime.</text:p>
        </text:list-item>
      </text:list>
      <text:p text:style-name="P19"/>
      <text:p text:style-name="P19"/>
      <text:p text:style-name="P3"><text:span text:style-name="T3">DataBase.GetUser(userName).CalendarWeek(</text:span><text:span text:style-name="T5">Week week</text:span><text:span text:style-name="T4">) </text:span></text:p>
      <text:p text:style-name="P3"><text:span text:style-name="T5">{<text:line-break/><text:tab/>return ShowPersonalCalendar(week);</text:span></text:p>
      <text:p text:style-name="P3"><text:span text:style-name="T5">}</text:span></text:p>
      <text:p text:style-name="P3"><text:span text:style-name="T5"/></text:p>
      <text:p text:style-name="P3"><text:span text:style-name="T3">DataBase.GetUser(userName).Calenda</text:span><text:span text:style-name="T5">rDay</text:span><text:span text:style-name="T3">(</text:span><text:span text:style-name="T5">Day day)</text:span></text:p>
      <text:p text:style-name="P3"><text:span text:style-name="T5">{<text:line-break/><text:tab/>return ShowPersonalCalendar(day);</text:span></text:p>
      <text:p text:style-name="P3"><text:span text:style-name="T5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Liberation Mono', Menlo, Courier, monospace"/>
    <style:font-face style:name="Helvetica" svg:font-family="Helvetica, Arial, sans-serif"/>
    <style:font-face style:name="OpenSymbol" svg:font-family="OpenSymbol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gdan Dimov</meta:initial-creator>
    <meta:creation-date>2016-12-24T17:09:18.44</meta:creation-date>
    <dc:date>2016-12-24T21:50:28.86</dc:date>
    <dc:creator>Bogdan Dimov</dc:creator>
    <meta:editing-duration>PT4H30M52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2" meta:paragraph-count="40" meta:word-count="420" meta:character-count="2487"/>
  </office:meta>
</office:document-meta>
</file>